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log5_batch_idx_di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59" calcext:value-type="float">
            <text:p>745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64" calcext:value-type="float">
            <text:p>1666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64" calcext:value-type="float">
            <text:p>1666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72" calcext:value-type="float">
            <text:p>1667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42" calcext:value-type="float">
            <text:p>6664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64" calcext:value-type="float">
            <text:p>6666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31" calcext:value-type="float">
            <text:p>1823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42" calcext:value-type="float">
            <text:p>6664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50" calcext:value-type="float">
            <text:p>1825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191" calcext:value-type="float">
            <text:p>1819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12" calcext:value-type="float">
            <text:p>3412</text:p>
          </table:table-cell>
        </table:table-row>
      </table:table>
      <table:table table:name="Pivot Table_datalog5_batch_idx_div_1" table:style-name="ta1">
        <table:table-column table:style-name="co7" table:default-cell-style-name="ce3"/>
        <table:table-column table:style-name="co7" table:number-columns-repeated="2" table:default-cell-style-name="ce7"/>
        <table:table-column table:style-name="co7" table:default-cell-style-name="ce13"/>
        <table:table-row table:style-name="ro1">
          <table:table-cell table:style-name="ce1" office:value-type="string" calcext:value-type="string">
            <text:p>BASE</text:p>
          </table:table-cell>
          <table:table-cell table:style-name="ce6" office:value-type="string" calcext:value-type="string">
            <text:p>ITERS</text:p>
          </table:table-cell>
          <table:table-cell table:style-name="ce6" office:value-type="string" calcext:value-type="string">
            <text:p>CALCULATOR</text:p>
          </table:table-cell>
          <table:table-cell table:style-name="ce12" office:value-type="string" calcext:value-type="string">
            <text:p>Average - TIME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57.666666666667" calcext:value-type="float">
            <text:p>157.66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041.33333333333" calcext:value-type="float">
            <text:p>1041.33333333333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39.3333333333333" calcext:value-type="float">
            <text:p>39.3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22.333333333333" calcext:value-type="float">
            <text:p>122.3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68.666666666667" calcext:value-type="float">
            <text:p>468.66666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112.33333333333" calcext:value-type="float">
            <text:p>1112.33333333333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166.33333333333" calcext:value-type="float">
            <text:p>4166.33333333333</text:p>
          </table:table-cell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52.666666666667" calcext:value-type="float">
            <text:p>152.666666666667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517" calcext:value-type="float">
            <text:p>51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869.66666666667" calcext:value-type="float">
            <text:p>1869.6666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892.333333333333" calcext:value-type="float">
            <text:p>892.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4533.66666666667" calcext:value-type="float">
            <text:p>4533.6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6666.6666666667" calcext:value-type="float">
            <text:p>16666.6666666667</text:p>
          </table:table-cell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592.333333333333" calcext:value-type="float">
            <text:p>592.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2040" calcext:value-type="float">
            <text:p>2040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7461.33333333333" calcext:value-type="float">
            <text:p>7461.333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8224" calcext:value-type="float">
            <text:p>18224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66649.3333333333" calcext:value-type="float">
            <text:p>66649.3333333333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1"/>
          <table:table-cell table:style-name="ce16" office:value-type="float" office:value="5440.33333333333" calcext:value-type="float">
            <text:p>5440.33333333333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log5_batch_idx_div_1'.A1:'Pivot Table_datalog5_batch_idx_div_1'.D26" table:buttons="'Pivot Table_datalog5_batch_idx_div_1'.A1 'Pivot Table_datalog5_batch_idx_div_1'.B1 'Pivot Table_datalog5_batch_idx_div_1'.C1" table:show-filter-button="false" table:drill-down-on-double-click="false">
          <table:source-cell-range table:cell-range-address="datalog5_batch_idx_div.A1:datalog5_batch_idx_div.F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:orientation="row" table:used-hierarchy="0" table:function="auto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S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CULATOR" table:orientation="row" table:used-hierarchy="0" table:function="auto">
            <table:data-pilot-level table:show-empty="false" calcext:repeat-item-labels="false">
              <table:data-pilot-members>
                <table:data-pilot-member table:name="BatchMandelCalculator" table:display="true" table:show-details="true"/>
                <table:data-pilot-member table:name="LineMandelCalculator" table:display="true" table:show-details="true"/>
                <table:data-pilot-member table:name="RefMandelCalculat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65" table:display="true" table:show-details="true"/>
                <table:data-pilot-member table:name="118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238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44" table:display="true" table:show-details="true"/>
                <table:data-pilot-member table:name="590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112" table:display="true" table:show-details="true"/>
                <table:data-pilot-member table:name="1113" table:display="true" table:show-details="true"/>
                <table:data-pilot-member table:name="1869" table:display="true" table:show-details="true"/>
                <table:data-pilot-member table:name="1870" table:display="true" table:show-details="true"/>
                <table:data-pilot-member table:name="2034" table:display="true" table:show-details="true"/>
                <table:data-pilot-member table:name="2043" table:display="true" table:show-details="true"/>
                <table:data-pilot-member table:name="3412" table:display="true" table:show-details="true"/>
                <table:data-pilot-member table:name="3415" table:display="true" table:show-details="true"/>
                <table:data-pilot-member table:name="4165" table:display="true" table:show-details="true"/>
                <table:data-pilot-member table:name="4166" table:display="true" table:show-details="true"/>
                <table:data-pilot-member table:name="4168" table:display="true" table:show-details="true"/>
                <table:data-pilot-member table:name="4528" table:display="true" table:show-details="true"/>
                <table:data-pilot-member table:name="4534" table:display="true" table:show-details="true"/>
                <table:data-pilot-member table:name="4539" table:display="true" table:show-details="true"/>
                <table:data-pilot-member table:name="7459" table:display="true" table:show-details="true"/>
                <table:data-pilot-member table:name="7460" table:display="true" table:show-details="true"/>
                <table:data-pilot-member table:name="7465" table:display="true" table:show-details="true"/>
                <table:data-pilot-member table:name="16664" table:display="true" table:show-details="true"/>
                <table:data-pilot-member table:name="16672" table:display="true" table:show-details="true"/>
                <table:data-pilot-member table:name="18191" table:display="true" table:show-details="true"/>
                <table:data-pilot-member table:name="18231" table:display="true" table:show-details="true"/>
                <table:data-pilot-member table:name="18250" table:display="true" table:show-details="true"/>
                <table:data-pilot-member table:name="66642" table:display="true" table:show-details="true"/>
                <table:data-pilot-member table:name="666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1T17:50:57.080776175</dc:date>
    <meta:editing-duration>PT54S</meta:editing-duration>
    <meta:editing-cycles>1</meta:editing-cycles>
    <meta:document-statistic meta:table-count="2" meta:cell-count="504" meta:object-count="0"/>
    <meta:generator>LibreOffice/6.0.7.3$Linux_X86_64 LibreOffice_project/00m0$Build-3</meta:generator>
  </office:meta>
</office:document-meta>
</file>